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font-name="sans-serif" fo:font-size="6pt" fo:language="en" fo:country="US" style:font-size-asian="6pt" style:font-name-complex="Arial" style:font-size-complex="6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5"> <text:s/></text:span></text:span><text:span text:style-name="T71">i</text:span><text:span text:style-name="T73">ndividual dose equivalent:<text:tab/><text:tab/><text:tab/><text:tab/></text:span><text:span text:style-name="T72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5"> <text:s/></text:span></text:span><text:span text:style-name="T71">i</text:span><text:span text:style-name="T73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4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0"><text:span text:style-name="T77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7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7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7"/>
      <text:p text:style-name="P4"><text:span text:style-name="T44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1"/>
      <text:p text:style-name="P52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 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5"><text:span text:style-name="T28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2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8" office:value-type="string">
            <text:p text:style-name="P22">800 mSv/h</text:p>
          </table:table-cell>
          <table:table-cell table:style-name="t1.B8" office:value-type="string">
            <text:p text:style-name="P21">$1-n<text:span text:style-name="T30">4</text:span></text:p>
          </table:table-cell>
          <table:table-cell table:style-name="t1.B8" office:value-type="string">
            <text:p text:style-name="P21">$1-d<text:span text:style-name="T30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0">m</text:span><text:span text:style-name="T19">4</text:span><text:span text:style-name="T30">0</text:span></text:p>
              <text:p text:style-name="P42">$1-<text:span text:style-name="T30">m</text:span><text:span text:style-name="T19">4</text:span><text:span text:style-name="T30">1</text:span></text:p>
              <text:p text:style-name="P42">$1-<text:span text:style-name="T30">m</text:span><text:span text:style-name="T19">4</text:span><text:span text:style-name="T30">2</text:span></text:p>
              <text:p text:style-name="P42">$1-<text:span text:style-name="T30">m</text:span><text:span text:style-name="T19">4</text:span><text:span text:style-name="T30">3</text:span></text:p>
              <text:p text:style-name="P42">$1-<text:span text:style-name="T30">m</text:span><text:span text:style-name="T19">4</text:span><text:span text:style-name="T30">4</text:span></text:p>
            </text:section>
          </table:table-cell>
          <table:table-cell table:style-name="t1.B8" office:value-type="string">
            <text:p text:style-name="P21">$1-av<text:span text:style-name="T30">4</text:span></text:p>
          </table:table-cell>
          <table:table-cell table:style-name="t1.B8" office:value-type="string">
            <text:p text:style-name="P21">$1-o<text:span text:style-name="T30">4</text:span></text:p>
          </table:table-cell>
          <table:table-cell table:style-name="t1.B8" office:value-type="string">
            <text:p text:style-name="P14"><text:span text:style-name="T61">±</text:span><text:span text:style-name="T55">19</text:span></text:p>
          </table:table-cell>
          <table:table-cell table:style-name="t1.B8" office:value-type="string">
            <text:p text:style-name="P21">$1-q<text:span text:style-name="T30">4</text:span></text:p>
          </table:table-cell>
          <table:table-cell table:style-name="t1.I8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8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5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3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14"><text:span text:style-name="T62">±</text:span>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3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5:31.46</dc:date>
    <meta:editing-duration>P3DT15H52M31S</meta:editing-duration>
    <meta:editing-cycles>458</meta:editing-cycles>
    <meta:generator>OpenOffice/4.1.6$Win32 OpenOffice.org_project/416m1$Build-9790</meta:generator>
    <meta:document-statistic meta:table-count="3" meta:image-count="1" meta:object-count="0" meta:page-count="1" meta:paragraph-count="164" meta:word-count="359" meta:character-count="2432"/>
  </office:meta>
</office:document-meta>
</file>